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68mm"/>
    </style:style>
    <style:style style:name="co2" style:family="table-column">
      <style:table-column-properties fo:break-before="auto" style:column-width="22.42mm"/>
    </style:style>
    <style:style style:name="co3" style:family="table-column">
      <style:table-column-properties fo:break-before="auto" style:column-width="29.79mm"/>
    </style:style>
    <style:style style:name="co4" style:family="table-column">
      <style:table-column-properties fo:break-before="auto" style:column-width="21.13mm"/>
    </style:style>
    <style:style style:name="co5" style:family="table-column">
      <style:table-column-properties fo:break-before="auto" style:column-width="24.0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2e8b57" fo:font-size="11pt" fo:font-weight="bold" style:font-size-asian="11pt" style:font-weight-asian="bold" style:font-size-complex="11pt" style:font-weight-complex="bold"/>
      <style:map style:condition="cell-content()=ok" style:apply-style-name="Maxi_5f_Ok" style:base-cell-address="Hoja1.B2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Default"/>
          <table:table-cell table:style-name="ce2" office:value-type="string" calcext:value-type="string">
            <text:p>usu web</text:p>
          </table:table-cell>
          <table:table-cell table:style-name="ce2" office:value-type="string" calcext:value-type="string">
            <text:p>usu simple</text:p>
          </table:table-cell>
          <table:table-cell table:style-name="ce2" office:value-type="string" calcext:value-type="string">
            <text:p>usu pro</text:p>
          </table:table-cell>
          <table:table-cell table:style-name="ce2" office:value-type="string" calcext:value-type="string">
            <text:p>super usu</text:p>
          </table:table-cell>
        </table:table-row>
        <table:table-row table:style-name="ro1">
          <table:table-cell office:value-type="string" calcext:value-type="string">
            <text:p>log in</text:p>
          </table:table-cell>
          <table:table-cell/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r perfil</text:p>
          </table:table-cell>
          <table:table-cell/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guir otros usuarios</text:p>
          </table:table-cell>
          <table:table-cell/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ver discos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iltrar discos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leer reseñas de disco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escuchar disco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ublicar comentarios sobre disco</text:p>
          </table:table-cell>
          <table:table-cell/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mprar disco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gar disco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scargar discos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ublicar disco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vender disco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r colección de discos</text:p>
          </table:table-cell>
          <table:table-cell/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r productos de merchandising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vender productos de merchandising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mprar productos de merchandising</text:p>
          </table:table-cell>
          <table:table-cell/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lcular costo de envío de productos físicos</text:p>
          </table:table-cell>
          <table:table-cell/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brar x ventas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hacer donaciones</text:p>
          </table:table-cell>
          <table:table-cell table:number-columns-repeated="4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mpartir productos (redes sociales)</text:p>
          </table:table-cell>
          <table:table-cell/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ompartir colección (redes sociales)</text:p>
          </table:table-cell>
          <table:table-cell/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rear promociones</text:p>
          </table:table-cell>
          <table:table-cell table:number-columns-repeated="2"/>
          <table:table-cell table:number-columns-repeated="2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oderar comentarios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loquear acciones de otros usuarios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ncelar cobros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cancelar ventas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cceder información de registro de usuarios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licar descuentos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robar promociones</text:p>
          </table:table-cell>
          <table:table-cell table:number-columns-repeated="3"/>
          <table:table-cell office:value-type="string" calcext:value-type="string">
            <text:p>ok</text:p>
          </table:table-cell>
        </table:table-row>
        <table:table-row table:style-name="ro1">
          <table:table-cell table:style-name="Default" table:number-columns-repeated="5"/>
        </table:table-row>
        <calcext:conditional-formats>
          <calcext:conditional-format calcext:target-range-address="Hoja1.B2:Hoja1.E31">
            <calcext:condition calcext:apply-style-name="Maxi_Ok" calcext:value="=ok" calcext:base-cell-address="Hoja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boolean-style style:name="N99">
      <number:boolean/>
    </number:boolean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axi_5f_Ok" style:display-name="Maxi_Ok" style:family="table-cell" style:parent-style-name="Default" style:data-style-name="N99">
      <style:table-cell-properties fo:background-color="transparent"/>
      <style:text-properties fo:color="#006400"/>
    </style:style>
  </office:styles>
  <office:automatic-styles>
    <style:page-layout style:name="Mpm1">
      <style:page-layout-properties style:num-format="" style:print-orientation="portrait" fo:margin-top="10mm" fo:margin-bottom="10mm" fo:margin-left="10mm" fo:margin-right="10mm" style:shadow="none" style:scale-to="7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0:44:10.894000000</meta:creation-date>
    <dc:date>2019-05-21T12:13:56.097000000</dc:date>
    <meta:editing-duration>PT13M30S</meta:editing-duration>
    <meta:editing-cycles>6</meta:editing-cycles>
    <meta:generator>LibreOffice/5.4.4.2$Windows_X86_64 LibreOffice_project/2524958677847fb3bb44820e40380acbe820f960</meta:generator>
    <meta:document-statistic meta:table-count="1" meta:cell-count="112" meta:object-count="0"/>
  </office:meta>
</office:document-meta>
</file>